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font-name="Droid Sans" fo:font-size="16pt" style:font-size-asian="16pt" style:font-size-complex="14pt"/>
    </style:style>
    <style:style style:name="P3" style:family="paragraph" style:parent-style-name="Standard">
      <style:paragraph-properties fo:break-before="page"/>
      <style:text-properties style:font-name="Droid Sans" fo:font-size="16pt" officeooo:rsid="00373116" officeooo:paragraph-rsid="00373116" style:font-size-asian="14pt"/>
    </style:style>
    <style:style style:name="P4" style:family="paragraph" style:parent-style-name="Standard">
      <style:paragraph-properties fo:break-before="page"/>
      <style:text-properties officeooo:paragraph-rsid="002b3ec1"/>
    </style:style>
    <style:style style:name="P5" style:family="paragraph" style:parent-style-name="Normal">
      <style:paragraph-properties fo:hyphenation-ladder-count="no-limit" fo:break-before="page"/>
      <style:text-properties style:font-name="Droid Sans" fo:font-size="14pt" style:font-size-asian="14pt" style:font-size-complex="14pt" fo:hyphenate="true" loext:hyphenation-no-caps="false"/>
    </style:style>
    <style:style style:name="P6" style:family="paragraph" style:parent-style-name="Standard">
      <style:text-properties style:font-name="Droid Sans" fo:font-size="16pt" style:font-size-asian="16pt"/>
    </style:style>
    <style:style style:name="P7" style:family="paragraph" style:parent-style-name="Standard">
      <style:text-properties style:font-name="Droid Sans" fo:font-size="16pt" style:font-size-asian="16pt" style:font-size-complex="16pt"/>
    </style:style>
    <style:style style:name="P8" style:family="paragraph" style:parent-style-name="Standard">
      <style:text-properties style:font-name="Droid Sans" fo:font-size="16pt" style:font-size-asian="16pt" style:font-size-complex="14pt"/>
    </style:style>
    <style:style style:name="P9" style:family="paragraph" style:parent-style-name="Standard">
      <style:text-properties style:font-name="Droid Sans" fo:font-size="16pt" fo:font-weight="bold" style:font-size-asian="16pt" style:font-weight-asian="bold" style:font-size-complex="14pt" style:font-weight-complex="bold"/>
    </style:style>
    <style:style style:name="P10" style:family="paragraph" style:parent-style-name="Standard">
      <style:text-properties style:font-name="Droid San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4pt" style:font-weight-complex="bold"/>
    </style:style>
    <style:style style:name="P11" style:family="paragraph" style:parent-style-name="Standard">
      <style:text-properties style:font-name="Droid Sans" fo:font-size="16pt" officeooo:rsid="002b3ec1" officeooo:paragraph-rsid="002b3ec1" style:font-size-asian="14pt"/>
    </style:style>
    <style:style style:name="P12" style:family="paragraph" style:parent-style-name="Standard">
      <style:text-properties style:font-name="Droid Sans" fo:font-size="16pt" officeooo:rsid="00373116" officeooo:paragraph-rsid="00373116" style:font-size-asian="14pt"/>
    </style:style>
    <style:style style:name="P13" style:family="paragraph" style:parent-style-name="Standard">
      <style:text-properties style:font-name="Droid Sans" fo:font-size="14pt" style:font-size-asian="14pt"/>
    </style:style>
    <style:style style:name="P14" style:family="paragraph" style:parent-style-name="Standard">
      <style:text-properties style:font-name="Droid Sans" fo:font-size="14pt" style:font-size-asian="14pt" style:font-size-complex="14pt"/>
    </style:style>
    <style:style style:name="P15" style:family="paragraph" style:parent-style-name="Standard">
      <style:text-properties style:font-name="Droid Sans" fo:font-size="14pt" officeooo:paragraph-rsid="002004e3" style:font-size-asian="14pt" style:font-size-complex="14pt"/>
    </style:style>
    <style:style style:name="P16" style:family="paragraph" style:parent-style-name="Standard">
      <style:text-properties style:font-name="Droid Sans" fo:font-size="14pt" officeooo:rsid="0023dc79" officeooo:paragraph-rsid="0023dc79" style:font-size-asian="14pt" style:font-size-complex="14pt"/>
    </style:style>
    <style:style style:name="P17" style:family="paragraph" style:parent-style-name="Standard">
      <style:text-properties style:font-name="Droid Sans" fo:font-size="14pt" officeooo:rsid="001d43f0" style:font-size-asian="14pt" style:font-size-complex="14pt"/>
    </style:style>
    <style:style style:name="P18" style:family="paragraph" style:parent-style-name="Standard">
      <style:text-properties style:font-name="Droid Sans" fo:font-size="14pt" officeooo:rsid="002b3ec1" officeooo:paragraph-rsid="002b3ec1" style:font-size-asian="14pt"/>
    </style:style>
    <style:style style:name="P19" style:family="paragraph" style:parent-style-name="Standard">
      <style:text-properties style:font-name="Droid Sans" fo:font-size="14pt" officeooo:rsid="002d44aa" officeooo:paragraph-rsid="002d44aa" style:font-size-asian="14pt"/>
    </style:style>
    <style:style style:name="P20" style:family="paragraph" style:parent-style-name="Standard">
      <style:text-properties style:font-name="Droid Sans" fo:font-size="14pt" officeooo:rsid="002d4be0" officeooo:paragraph-rsid="002d4be0" style:font-size-asian="14pt"/>
    </style:style>
    <style:style style:name="P21" style:family="paragraph" style:parent-style-name="Standard">
      <style:text-properties style:font-name="Droid Sans" fo:font-size="14pt" officeooo:rsid="00330694" officeooo:paragraph-rsid="00330694" style:font-size-asian="14pt"/>
    </style:style>
    <style:style style:name="P22" style:family="paragraph" style:parent-style-name="Standard">
      <style:text-properties style:font-name="Droid Sans" fo:font-size="14pt" fo:font-weight="bold" style:font-size-asian="14pt" style:font-weight-asian="bold" style:font-size-complex="14pt" style:font-weight-complex="bold"/>
    </style:style>
    <style:style style:name="P23" style:family="paragraph" style:parent-style-name="Standard">
      <style:text-properties style:font-name="Droid San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4" style:family="paragraph" style:parent-style-name="Standard">
      <style:text-properties style:font-name="Droid Sans" fo:font-size="14pt" fo:font-style="italic" officeooo:rsid="003603dd" officeooo:paragraph-rsid="002004e3" style:font-size-asian="14pt" style:font-style-asian="italic" style:font-size-complex="14pt" style:font-style-complex="italic"/>
    </style:style>
    <style:style style:name="P25" style:family="paragraph" style:parent-style-name="Standard">
      <style:text-properties fo:font-size="16pt" style:font-size-asian="16pt" style:font-size-complex="14pt"/>
    </style:style>
    <style:style style:name="P26" style:family="paragraph" style:parent-style-name="Standard">
      <style:text-properties fo:font-size="14pt" style:font-size-asian="14pt" style:font-size-complex="14pt"/>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officeooo:rsid="002004e3" officeooo:paragraph-rsid="002004e3"/>
    </style:style>
    <style:style style:name="P29" style:family="paragraph" style:parent-style-name="Standard">
      <style:text-properties officeooo:paragraph-rsid="0023d5ed"/>
    </style:style>
    <style:style style:name="P30" style:family="paragraph" style:parent-style-name="Standard">
      <style:text-properties officeooo:paragraph-rsid="0026a85c"/>
    </style:style>
    <style:style style:name="P31" style:family="paragraph" style:parent-style-name="Standard">
      <style:text-properties officeooo:paragraph-rsid="00283224"/>
    </style:style>
    <style:style style:name="P32" style:family="paragraph" style:parent-style-name="Standard">
      <style:text-properties fo:font-style="italic" officeooo:rsid="002a436c" officeooo:paragraph-rsid="002004e3" style:font-style-asian="italic" style:font-style-complex="italic"/>
    </style:style>
    <style:style style:name="P33" style:family="paragraph" style:parent-style-name="Standard">
      <style:text-properties officeooo:paragraph-rsid="0020aa08"/>
    </style:style>
    <style:style style:name="P34" style:family="paragraph" style:parent-style-name="Standard">
      <style:text-properties officeooo:paragraph-rsid="0031aae8"/>
    </style:style>
    <style:style style:name="P35" style:family="paragraph" style:parent-style-name="Standard">
      <style:text-properties officeooo:paragraph-rsid="002b3ec1"/>
    </style:style>
    <style:style style:name="P36" style:family="paragraph" style:parent-style-name="Standard" style:master-page-name="MP0">
      <style:paragraph-properties style:page-number="auto" fo:break-before="page"/>
      <style:text-properties style:font-name="Droid Sans" fo:font-size="16pt" style:font-size-asian="16pt" style:font-size-complex="16pt"/>
    </style:style>
    <style:style style:name="P37" style:family="paragraph" style:parent-style-name="Standard">
      <style:text-properties style:font-name="Droid Sans" fo:font-size="14pt" fo:font-style="normal" officeooo:rsid="00373116" officeooo:paragraph-rsid="00373116" style:font-size-asian="14pt" style:font-style-asian="normal" style:font-style-complex="normal"/>
    </style:style>
    <style:style style:name="P38" style:family="paragraph" style:parent-style-name="Standard">
      <style:text-properties style:font-name="Droid Sans" fo:font-size="14pt" fo:font-style="normal" officeooo:rsid="00404b87" officeooo:paragraph-rsid="00404b87" style:font-size-asian="14pt" style:font-style-asian="normal" style:font-style-complex="normal"/>
    </style:style>
    <style:style style:name="P39" style:family="paragraph" style:parent-style-name="Standard">
      <style:text-properties style:font-name="Droid Sans" fo:font-size="14pt" fo:font-style="normal" officeooo:rsid="0041fbb5" officeooo:paragraph-rsid="0041fbb5" style:font-size-asian="14pt" style:font-style-asian="normal" style:font-style-complex="normal"/>
    </style:style>
    <style:style style:name="P40" style:family="paragraph" style:parent-style-name="Standard">
      <style:text-properties style:font-name="Droid Sans" fo:font-size="14pt" fo:font-style="normal" officeooo:rsid="004311ca" officeooo:paragraph-rsid="004311ca" style:font-size-asian="14pt" style:font-style-asian="normal" style:font-style-complex="normal"/>
    </style:style>
    <style:style style:name="P41" style:family="paragraph" style:parent-style-name="Standard">
      <style:text-properties style:font-name="Droid Sans" fo:font-size="14pt" officeooo:rsid="00373116" officeooo:paragraph-rsid="00373116" style:font-size-asian="14pt"/>
    </style:style>
    <style:style style:name="P42" style:family="paragraph" style:parent-style-name="Standard">
      <style:text-properties style:font-name="Droid Sans" fo:font-size="14pt" officeooo:rsid="003a5359" officeooo:paragraph-rsid="003a5359" style:font-size-asian="14pt"/>
    </style:style>
    <style:style style:name="P43" style:family="paragraph" style:parent-style-name="Standard">
      <style:text-properties style:font-name="Droid Sans" fo:font-size="14pt" officeooo:rsid="003c96e8" officeooo:paragraph-rsid="003c96e8" style:font-size-asian="14pt"/>
    </style:style>
    <style:style style:name="P44" style:family="paragraph" style:parent-style-name="Standard">
      <style:text-properties style:font-name="Droid Sans" fo:font-size="14pt" officeooo:rsid="003e882f" officeooo:paragraph-rsid="003e882f" style:font-size-asian="14pt"/>
    </style:style>
    <style:style style:name="P45" style:family="paragraph" style:parent-style-name="Standard">
      <style:text-properties style:font-name="Droid Sans" fo:font-size="14pt" officeooo:rsid="00438ab6" officeooo:paragraph-rsid="00438ab6" style:font-size-asian="14pt"/>
    </style:style>
    <style:style style:name="T1" style:family="text">
      <style:text-properties style:font-name="Droid Sans" fo:font-size="14pt" fo:font-weight="bold" style:font-size-asian="14pt" style:font-weight-asian="bold" style:font-size-complex="14pt"/>
    </style:style>
    <style:style style:name="T2" style:family="text">
      <style:text-properties style:font-name="Droid Sans" fo:font-size="14pt" fo:font-weight="bold" style:font-size-asian="14pt" style:font-weight-asian="bold" style:font-size-complex="14pt" style:font-weight-complex="bold"/>
    </style:style>
    <style:style style:name="T3" style:family="text">
      <style:text-properties style:font-name="Droid Sans" fo:font-size="14pt" fo:font-weight="bold" officeooo:rsid="001e4b49" style:font-size-asian="14pt" style:font-weight-asian="bold" style:font-size-complex="14pt" style:font-weight-complex="bold"/>
    </style:style>
    <style:style style:name="T4" style:family="text">
      <style:text-properties style:font-name="Droid Sans" fo:font-size="14pt" fo:font-weight="bold" officeooo:rsid="004435d2" style:font-size-asian="14pt" style:font-weight-asian="bold" style:font-size-complex="14pt" style:font-weight-complex="bold"/>
    </style:style>
    <style:style style:name="T5" style:family="text">
      <style:text-properties style:font-name="Droid Sans" fo:font-size="14pt" style:font-size-asian="14pt"/>
    </style:style>
    <style:style style:name="T6" style:family="text">
      <style:text-properties style:font-name="Droid Sans" fo:font-size="14pt" style:font-size-asian="14pt" style:font-size-complex="14pt"/>
    </style:style>
    <style:style style:name="T7" style:family="text">
      <style:text-properties style:font-name="Droid Sans" fo:font-size="14pt" officeooo:rsid="001d43f0" style:font-size-asian="14pt" style:font-size-complex="14pt"/>
    </style:style>
    <style:style style:name="T8" style:family="text">
      <style:text-properties style:font-name="Droid Sans" fo:font-size="14pt" officeooo:rsid="0020aa08" style:font-size-asian="14pt" style:font-size-complex="14pt"/>
    </style:style>
    <style:style style:name="T9" style:family="text">
      <style:text-properties style:font-name="Droid Sans" fo:font-size="14pt" officeooo:rsid="002268f4" style:font-size-asian="14pt" style:font-size-complex="14pt"/>
    </style:style>
    <style:style style:name="T10" style:family="text">
      <style:text-properties style:font-name="Droid Sans" fo:font-size="14pt" officeooo:rsid="0023d5ed" style:font-size-asian="14pt" style:font-size-complex="14pt"/>
    </style:style>
    <style:style style:name="T11" style:family="text">
      <style:text-properties style:font-name="Droid Sans" fo:font-size="14pt" officeooo:rsid="0023dc79" style:font-size-asian="14pt" style:font-size-complex="14pt"/>
    </style:style>
    <style:style style:name="T12" style:family="text">
      <style:text-properties style:font-name="Droid Sans" fo:font-size="14pt" officeooo:rsid="0026785c" style:font-size-asian="14pt" style:font-size-complex="14pt"/>
    </style:style>
    <style:style style:name="T13" style:family="text">
      <style:text-properties style:font-name="Droid Sans" fo:font-size="14pt" officeooo:rsid="0026a85c" style:font-size-asian="14pt" style:font-size-complex="14pt"/>
    </style:style>
    <style:style style:name="T14" style:family="text">
      <style:text-properties style:font-name="Droid Sans" fo:font-size="14pt" officeooo:rsid="00281e33" style:font-size-asian="14pt" style:font-size-complex="14pt"/>
    </style:style>
    <style:style style:name="T15" style:family="text">
      <style:text-properties style:font-name="Droid Sans" fo:font-size="14pt" officeooo:rsid="00283224" style:font-size-asian="14pt" style:font-size-complex="14pt"/>
    </style:style>
    <style:style style:name="T16" style:family="text">
      <style:text-properties style:font-name="Droid Sans" fo:font-size="14pt" officeooo:rsid="002f8066" style:font-size-asian="14pt" style:font-size-complex="14pt"/>
    </style:style>
    <style:style style:name="T17" style:family="text">
      <style:text-properties style:font-name="Droid Sans" fo:font-size="14pt" officeooo:rsid="0031aae8" style:font-size-asian="14pt" style:font-size-complex="14pt"/>
    </style:style>
    <style:style style:name="T18" style:family="text">
      <style:text-properties style:font-name="Droid Sans" fo:font-size="14pt" officeooo:rsid="0033ac6f" style:font-size-asian="14pt" style:font-size-complex="14pt"/>
    </style:style>
    <style:style style:name="T19" style:family="text">
      <style:text-properties style:font-name="Droid Sans" fo:font-size="14pt" officeooo:rsid="0034f53b" style:font-size-asian="14pt" style:font-size-complex="14pt"/>
    </style:style>
    <style:style style:name="T20" style:family="text">
      <style:text-properties style:font-name="Droid Sans" fo:font-size="14pt" officeooo:rsid="003603dd" style:font-size-asian="14pt" style:font-size-complex="14pt"/>
    </style:style>
    <style:style style:name="T21" style:family="text">
      <style:text-properties style:font-name="Droid Sans" fo:font-size="14pt" officeooo:rsid="0028f04b" style:font-size-asian="14pt"/>
    </style:style>
    <style:style style:name="T22" style:family="text">
      <style:text-properties style:font-name="Droid Sans" fo:font-size="14pt" fo:font-style="italic" fo:font-weight="bold" style:font-size-asian="14pt" style:font-style-asian="italic" style:font-weight-asian="bold" style:font-size-complex="14pt" style:font-style-complex="italic" style:font-weight-complex="bold"/>
    </style:style>
    <style:style style:name="T23" style:family="text">
      <style:text-properties style:font-name="Droid Sans" fo:font-size="16pt" style:font-size-asian="16pt" style:font-size-complex="14pt"/>
    </style:style>
    <style:style style:name="T24" style:family="text">
      <style:text-properties style:font-name="Droid Sans" fo:font-size="16pt" officeooo:rsid="002004e3" style:font-size-asian="16pt" style:font-size-complex="14pt"/>
    </style:style>
    <style:style style:name="T25" style:family="text">
      <style:text-properties style:font-name="Droid Sans" fo:font-size="16pt" officeooo:rsid="002e3939" style:font-size-asian="16pt" style:font-size-complex="14pt"/>
    </style:style>
    <style:style style:name="T26" style:family="text">
      <style:text-properties style:font-name="Droid Sans" fo:font-size="16pt" officeooo:rsid="002b3ec1" style:font-size-asian="14pt"/>
    </style:style>
    <style:style style:name="T27" style:family="text">
      <style:text-properties style:font-name="Droid Sans" fo:font-size="16pt" officeooo:rsid="002d44aa" style:font-size-asian="14pt"/>
    </style:style>
    <style:style style:name="T28" style:family="text">
      <style:text-properties officeooo:rsid="002004e3"/>
    </style:style>
    <style:style style:name="T29" style:family="text">
      <style:text-properties officeooo:rsid="002cd819"/>
    </style:style>
    <style:style style:name="T30" style:family="text">
      <style:text-properties officeooo:rsid="002d44aa"/>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3b6c9f" style:font-style-asian="normal" style:font-style-complex="normal"/>
    </style:style>
    <style:style style:name="T34" style:family="text">
      <style:text-properties fo:font-style="normal" officeooo:rsid="003c96e8"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PIRATE Is a Roleplay Adventure Tabletop Experience</text:p>
      <text:p text:style-name="P7"/>
      <text:p text:style-name="Standard"><text:span text:style-name="T6">v0.</text:span><text:span text:style-name="T17">7</text:span><text:span text:style-name="T6">—</text:span><text:span text:style-name="T17">Variations based on recent playtest, </text:span><text:span text:style-name="T18">preliminary ship rules</text:span></text:p>
      <text:p text:style-name="P17"/>
      <text:p text:style-name="P28"><text:span text:style-name="T7">C</text:span><text:span text:style-name="T6">hangelog:</text:span></text:p>
      <text:p text:style-name="P32"><text:span text:style-name="T16">*</text:span><text:span text:style-name="T18">Redefined starting skill points</text:span></text:p>
      <text:p text:style-name="P32"><text:span text:style-name="T18">*</text:span><text:span text:style-name="T20">Removed extra combat dice</text:span></text:p>
      <text:p text:style-name="P24">*Defined how intimidation attacks work</text:p>
      <text:p text:style-name="P24">*Added preliminary rules for ships survival</text:p>
      <text:p text:style-name="P2">1) Luck and Rolling Dice</text:p>
      <text:p text:style-name="P8"/>
      <text:p text:style-name="P14">Luck, combined with Skill, determines the outcome of actions performed by characters. Skill is represented by a static number, while Luck is represented by a die. Every character and creature in PIRATE has a Luck Die. This Luck Die can change throughout gameplay, for both better and worse, short-term or long-term.</text:p>
      <text:p text:style-name="P14"/>
      <text:p text:style-name="P14">A Luck Die can be anything from a d2 to a d12. <text:s/>Incrementing or decrementing a Luck Die means that the die changes to to a die with 2 more or fewer sides. <text:s/>A d6 increments to a d8 and decrements to a d4, for example. <text:s/>In certain circumstances, a d20 can be used a Luck Die.</text:p>
      <text:p text:style-name="P14"/>
      <text:p text:style-name="P14">When you need to roll for a Skill, in combat, or for most other reasons, roll your Luck Die and add the appropriate modifier. <text:s/>The combined result is your Skill or Luck Roll.</text:p>
      <text:p text:style-name="P14"/>
      <text:p text:style-name="P14">To succeed at attempting a skill, your Skill Roll must be above a certain threshold. <text:s/>The average threshold for a Skill Roll is 7. The threshold for a skill roll is represented in text as Skill (threshold), for instance Concentrate (7). To succeed, you must roll equal or above the threshold.</text:p>
      <text:p text:style-name="P14"/>
      <text:p text:style-name="P14">Sometimes, you will need to roll in opposition to another character. <text:s/>In these cases, roll your Luck and add your skill, and compare it to your opponent’s. <text:s/>The defender’s Skill Roll represents the threshold of success. This means that ties are won by the instigator. Combat represents a special case of this, and its rules are detailed later.</text:p>
      <text:p text:style-name="P14"/>
      <text:p text:style-name="P14">Luck is a dangerous tool, and it changes quickly. <text:s/>The luckier your are, the easier you will find it to keep your streak going, but once your luck begins to run out, you will have difficulty turning it around.</text:p>
      <text:p text:style-name="P14"/>
      <text:p text:style-name="P14">This is reflected in the dice that are rolled. <text:s/>If ever you make a Luck roll and find yourself unlucky—that is, the die turned up a 1 before any skills were added, your Luck die decrements by 1. <text:s/>It cannot go below a d2 in this manner. <text:s/>On the other hand, if you are especially lucky and your Luck die returns its maximum value (4 on a d4, 8 on a d8, etc.), it increments by 1 for future rolls. <text:s/>It cannot increase above a d12 in this manner. <text:s/>The number rolled is still added to the skill you originally rolled for.</text:p>
      <text:p text:style-name="P14"/>
      <text:p text:style-name="P14"><text:soft-page-break/>Luck only has a chance to change when it is called upon. <text:s/>This means that your Luck can only change when the GM requests a roll. <text:s/>You cannot make random rolls for the sake of trying to change your Luck at any time. <text:s/>Additionally, Luck can only change during real-time gameplay, and therefore does not as a result of ship downtime rolls.</text:p>
      <text:p text:style-name="P14"/>
      <text:p text:style-name="P14">Your Luck die remains steady until it is again changed by a lucky or unlucky roll, an external effect, or the passage of time. <text:s/>Each day at sunrise, your Luck die changes by 1 until it reaches your Starting Luck. <text:s/>If it is lower than your starting value, it increases by 1, and if it is higher, it decrements. <text:s/>This happens whether or not a character has rested.</text:p>
      <text:p text:style-name="P14"/>
      <text:p text:style-name="P16">In some circumstances, Luck may favor or oppose a character. <text:s/>These circumstances are displayed by a Luck Penalty or Luck Boost. <text:s/>For a roll made with a Luck Penalty, the character rolls as though their Luck die is 1 lower than it actually is. This lower die only lasts for the duration of the skill or roll being attempted. <text:s/>Actual Luck die cannot be increased while under Luck penalty, though it can still be decreased (changing the actual die to what it is under penalty). <text:s/>Similarly, a Luck Boost increases a character’s Luck die to 1 above what it actually is. <text:s/>This higher die lasts only for the duration of the roll or skill. <text:s/>Actual Luck cannot be decreased while a character has a Luck Boost, but it can be increased (to the die rolled for the Boost) if the higher die rolls its maximum value.</text:p>
      <text:p text:style-name="P2">2) Attributes</text:p>
      <text:p text:style-name="P8"/>
      <text:p text:style-name="P14">There are 4 major attributes that make up a character. <text:s/>For a human, these attributes are on a scale of 2 to 12, with 7 being average. Attributes determine the limits on skills, and factor into calculations for combat rolls.</text:p>
      <text:p text:style-name="P14"/>
      <text:p text:style-name="Standard"><text:span text:style-name="Default_20_Paragraph_20_Font"><text:span text:style-name="T2">Strength</text:span></text:span><text:span text:style-name="Default_20_Paragraph_20_Font"><text:span text:style-name="T6"> is the Physical Attack attribute. <text:s/>It represents a character’s physical strength and power, as well as endurance and physical resistance.</text:span></text:span></text:p>
      <text:p text:style-name="P22"/>
      <text:p text:style-name="Standard"><text:span text:style-name="Default_20_Paragraph_20_Font"><text:span text:style-name="T2">Agility</text:span></text:span><text:span text:style-name="Default_20_Paragraph_20_Font"><text:span text:style-name="T6"> is the Physical Defense attribute. <text:s/>It represents a character’s speed, reaction time, reflexes, flexibility, and dexterity.</text:span></text:span></text:p>
      <text:p text:style-name="P22"/>
      <text:p text:style-name="Standard"><text:span text:style-name="Default_20_Paragraph_20_Font"><text:span text:style-name="T2">Charisma</text:span></text:span><text:span text:style-name="Default_20_Paragraph_20_Font"><text:span text:style-name="T6"> is the Mental Attack attribute. <text:s/>It represents a character’s strength of personality and ability to project, mannerisms, confidence, and outward appearance.</text:span></text:span></text:p>
      <text:p text:style-name="P22"/>
      <text:p text:style-name="Standard"><text:span text:style-name="Default_20_Paragraph_20_Font"><text:span text:style-name="T2">Mind</text:span></text:span><text:span text:style-name="Default_20_Paragraph_20_Font"><text:span text:style-name="T6"> is the Mental Defense attribute. It represents a character’s mental endurance, problem-solving ability, wit, and ability to learn from experience.</text:span></text:span></text:p>
      <text:p text:style-name="P1"><text:span text:style-name="Default_20_Paragraph_20_Font"><text:span text:style-name="T23">3) General Skills</text:span></text:span></text:p>
      <text:p text:style-name="P9"/>
      <text:p text:style-name="Standard"><text:span text:style-name="Default_20_Paragraph_20_Font"><text:span text:style-name="T6">There are 16 skills in the game—4 connected to each Attribute. <text:s/>A character cannot have more points in a skill than the character has in the related attribute. If a character has as many or points in a skill as an action has threshold for that skill, the character automatically succeeds. <text:s/>If the character does not have as many points, or has no points at all, Luck must be rolled. <text:s/>Luck must always be rolled for opposed checks.</text:span></text:span></text:p>
      <text:p text:style-name="Standard"><text:span text:style-name="Default_20_Paragraph_20_Font"><text:span text:style-name="T6"/></text:span></text:p>
      <text:p text:style-name="P29"><text:span text:style-name="Default_20_Paragraph_20_Font"><text:span text:style-name="T10">If a character fails a Skill roll and is not under duress, the roll may be tried again. <text:s/>To try again, the character rolls the skill again with a 1 die Luck penalty. If they succeed, they succeed on the skill. <text:s/>If they fail, and it is possible for them to succeed using the lower Luck die, they can continue trying until they succeed, while taking a reasonable amount of time to do so as determined by the GM. <text:s/>If they cannot succeed with the lower Luck die, the try-again attempt fails and this character cannot attempt the same skill under the same circumstances. </text:span></text:span><text:span text:style-name="Default_20_Paragraph_20_Font"><text:span text:style-name="T11">Luck die type cannot change during try-again attempts.</text:span></text:span></text:p>
      <text:p text:style-name="Standard"><text:span text:style-name="Default_20_Paragraph_20_Font"><text:span text:style-name="T6"/></text:span></text:p>
      <text:p text:style-name="P33"><text:span text:style-name="Default_20_Paragraph_20_Font"><text:span text:style-name="T8">It is assumed that a character has knowledge related to skills they have points in. <text:s/>For instance, a character trained in Swim can be assumed to know about different swimming strokes or techniques, a character trained in Deftness can be assumed to know about different types of knots, and a character trained in a Weapons skill can be assumed to know something about weapons in the category they are trained in. <text:s/></text:span></text:span><text:span text:style-name="Default_20_Paragraph_20_Font"><text:span text:style-name="T12">Knowledge like this is also granted by a character’s profession and background, meaning that it is unnecessary to roll to see if a character knows something that they logically would know.</text:span></text:span></text:p>
      <text:p text:style-name="P33"><text:span text:style-name="Default_20_Paragraph_20_Font"><text:span text:style-name="T12"/></text:span></text:p>
      <text:p text:style-name="P34"><text:span text:style-name="Default_20_Paragraph_20_Font"><text:span text:style-name="T17">A character starts with a number of skill points equal to their Charisma plus Agility attributes, representing the character’s willingness to experiment and push themselves as well as their ability to form muscle memory.</text:span></text:span></text:p>
      <text:p text:style-name="P22"/>
      <text:p text:style-name="P23">Strength-based Skills:</text:p>
      <text:p text:style-name="P22"/>
      <text:p text:style-name="Standard"><text:span text:style-name="Default_20_Paragraph_20_Font"><text:span text:style-name="T2">Endure</text:span></text:span><text:span text:style-name="Default_20_Paragraph_20_Font"><text:span text:style-name="T22"> </text:span></text:span><text:span text:style-name="Default_20_Paragraph_20_Font"><text:span text:style-name="T6">is the ability to keep going for a long time, to resist tiring, and to resist physical damage, illness, or poison.</text:span></text:span></text:p>
      <text:p text:style-name="P22"/>
      <text:p text:style-name="Standard"><text:span text:style-name="Default_20_Paragraph_20_Font"><text:span text:style-name="T2">Athletics</text:span></text:span><text:span text:style-name="Default_20_Paragraph_20_Font"><text:span text:style-name="T6"> is the ability to lift things, throw things, sprint, or perform other strength-based tasks.</text:span></text:span></text:p>
      <text:p text:style-name="P22"/>
      <text:p text:style-name="Standard"><text:span text:style-name="Default_20_Paragraph_20_Font"><text:span text:style-name="T2">Swim</text:span></text:span><text:span text:style-name="Default_20_Paragraph_20_Font"><text:span text:style-name="T6"> is the ability to remain above the water, propel oneself in the water, and do other things in the water.</text:span></text:span></text:p>
      <text:p text:style-name="P22"><text:soft-page-break/></text:p>
      <text:p text:style-name="Standard"><text:span text:style-name="Default_20_Paragraph_20_Font"><text:span text:style-name="T2">Intimidate </text:span></text:span><text:span text:style-name="Default_20_Paragraph_20_Font"><text:span text:style-name="T6">is the ability to make others afraid of you.</text:span></text:span></text:p>
      <text:p text:style-name="P22"/>
      <text:p text:style-name="P23">Agility-based Skills:</text:p>
      <text:p text:style-name="P23"/>
      <text:p text:style-name="Standard"><text:span text:style-name="Default_20_Paragraph_20_Font"><text:span text:style-name="T2">Stealth </text:span></text:span><text:span text:style-name="Default_20_Paragraph_20_Font"><text:span text:style-name="T6">is the ability to hide and to sneak around without being noticed.</text:span></text:span></text:p>
      <text:p text:style-name="P23"/>
      <text:p text:style-name="Standard"><text:span text:style-name="Default_20_Paragraph_20_Font"><text:span text:style-name="T2">Gymnastics </text:span></text:span><text:span text:style-name="Default_20_Paragraph_20_Font"><text:span text:style-name="T6">is the ability to stretch, leap, bend, and perform other agility-based tasks.</text:span></text:span></text:p>
      <text:p text:style-name="P23"/>
      <text:p text:style-name="Standard"><text:span text:style-name="Default_20_Paragraph_20_Font"><text:span text:style-name="T3">Deftness</text:span></text:span><text:span text:style-name="Default_20_Paragraph_20_Font"><text:span text:style-name="T6"> is the ability to perform precise movements with one’s hands, palm objects, tie knots, and perform other dexterity-related tasks.</text:span></text:span></text:p>
      <text:p text:style-name="P23"/>
      <text:p text:style-name="Standard"><text:span text:style-name="Default_20_Paragraph_20_Font"><text:span text:style-name="T2">Dodge</text:span></text:span><text:span text:style-name="Default_20_Paragraph_20_Font"><text:span text:style-name="T6"> is the ability to quickly react and get out of the way of incoming objects, attacks, or projectiles.</text:span></text:span></text:p>
      <text:p text:style-name="P23"/>
      <text:p text:style-name="P23">Charisma-based Skills:</text:p>
      <text:p text:style-name="P23"/>
      <text:p text:style-name="Standard"><text:span text:style-name="Default_20_Paragraph_20_Font"><text:span text:style-name="T2">Communicate</text:span></text:span><text:span text:style-name="Default_20_Paragraph_20_Font"><text:span text:style-name="T6"> is the ability to convey a message to someone else, especially who doesn’t understand, create and convey hidden meanings in words, and talk to those who don’t want to listen.</text:span></text:span></text:p>
      <text:p text:style-name="P22"/>
      <text:p text:style-name="Standard"><text:span text:style-name="Default_20_Paragraph_20_Font"><text:span text:style-name="T2">Bluff</text:span></text:span><text:span text:style-name="Default_20_Paragraph_20_Font"><text:span text:style-name="T6"> is the ability to speak quickly and convince others to do things in the spur of the moment, and to distract others and get their minds off of whatever you don’t want them thinking about.</text:span></text:span></text:p>
      <text:p text:style-name="P22"/>
      <text:p text:style-name="Standard"><text:span text:style-name="Default_20_Paragraph_20_Font"><text:span text:style-name="T2">Persuade</text:span></text:span><text:span text:style-name="Default_20_Paragraph_20_Font"><text:span text:style-name="T6"> is the ability to convince others that what you’re saying is true, whether or not it actually is.</text:span></text:span></text:p>
      <text:p text:style-name="P22"/>
      <text:p text:style-name="Standard"><text:span text:style-name="Default_20_Paragraph_20_Font"><text:span text:style-name="T2">Influence</text:span></text:span><text:span text:style-name="Default_20_Paragraph_20_Font"><text:span text:style-name="T6"> is the ability to subtly alter others opinions, without the direct communication required to Persuade, Communicate, or Bluff.</text:span></text:span></text:p>
      <text:p text:style-name="P22"/>
      <text:p text:style-name="P23">Mind-based Skills:</text:p>
      <text:p text:style-name="P23"/>
      <text:p text:style-name="Standard"><text:span text:style-name="Default_20_Paragraph_20_Font"><text:span text:style-name="T2">Concentrate</text:span></text:span><text:span text:style-name="Default_20_Paragraph_20_Font"><text:span text:style-name="T6"> is the ability to focus on a task and to keep going despite pain, distraction, or other external factors.</text:span></text:span></text:p>
      <text:p text:style-name="P22"/>
      <text:p text:style-name="Standard"><text:span text:style-name="Default_20_Paragraph_20_Font"><text:span text:style-name="T2">Observe</text:span></text:span><text:span text:style-name="Default_20_Paragraph_20_Font"><text:span text:style-name="T6"> is the ability to notice details in the environment or in people, and the ability to study things to learn about them.</text:span></text:span></text:p>
      <text:p text:style-name="P22"/>
      <text:p text:style-name="Standard"><text:soft-page-break/><text:span text:style-name="Default_20_Paragraph_20_Font"><text:span text:style-name="T2">Survive</text:span></text:span><text:span text:style-name="Default_20_Paragraph_20_Font"><text:span text:style-name="T6"> is the ability to use the environment and nearby resources to stay alive and get out of difficult situations.</text:span></text:span></text:p>
      <text:p text:style-name="P22"/>
      <text:p text:style-name="Standard"><text:span text:style-name="Default_20_Paragraph_20_Font"><text:span text:style-name="T2">Craft </text:span></text:span><text:span text:style-name="Default_20_Paragraph_20_Font"><text:span text:style-name="T6">is the ability work with wood, metal, or other materials to make or improvise objects using limited resources.</text:span></text:span></text:p>
      <text:p text:style-name="P1"><text:span text:style-name="Default_20_Paragraph_20_Font"><text:span text:style-name="T23">4) Profession and Profession Skills</text:span></text:span></text:p>
      <text:p text:style-name="P22"/>
      <text:p text:style-name="Standard"><text:span text:style-name="Default_20_Paragraph_20_Font"><text:span text:style-name="T6">Characters may have a Profession. <text:s/>A Profession represents a character’s background and life prior to, and possibly during, the campaign. <text:s/>A Profession may be something the character chose to do, or maybe they were forced into it. <text:s/>Maybe they’ve done it for years, or maybe they only just picked it up. <text:s/>However they came about it, their Profession taught them special skills that they can make use of later in life.</text:span></text:span></text:p>
      <text:p text:style-name="P22"/>
      <text:p text:style-name="Standard"><text:span text:style-name="Default_20_Paragraph_20_Font"><text:span text:style-name="T6">Each Profession in PIRATE grants a character the ability to learn a specific Profession Skill that is not available to characters of other professions. <text:s/>Some Profession Skills are necessary to survive at sea, while others grant bonuses to the crew, and further some are useful in roleplaying encounters.</text:span></text:span></text:p>
      <text:p text:style-name="P22"/>
      <text:p text:style-name="Standard"><text:span text:style-name="Default_20_Paragraph_20_Font"><text:span text:style-name="T6">A </text:span></text:span><text:span text:style-name="Default_20_Paragraph_20_Font"><text:span text:style-name="T2">blacksmith</text:span></text:span><text:span text:style-name="Default_20_Paragraph_20_Font"><text:span text:style-name="T6"> is somebody who forges metals and shapes them into tools, weapons, armor, horseshoes, silverware, or other items. <text:s/>A blacksmith generally requires a forge and an anvil, or some substitution, to practice their craft. <text:s/>Blacksmiths include </text:span></text:span><text:span text:style-name="Default_20_Paragraph_20_Font"><text:span text:style-name="T2">bladesmiths</text:span></text:span><text:span text:style-name="Default_20_Paragraph_20_Font"><text:span text:style-name="T6">, </text:span></text:span><text:span text:style-name="Default_20_Paragraph_20_Font"><text:span text:style-name="T2">armorsmiths</text:span></text:span><text:span text:style-name="Default_20_Paragraph_20_Font"><text:span text:style-name="T6">, </text:span></text:span><text:span text:style-name="Default_20_Paragraph_20_Font"><text:span text:style-name="T2">ferriers</text:span></text:span><text:span text:style-name="Default_20_Paragraph_20_Font"><text:span text:style-name="T6">, </text:span></text:span><text:span text:style-name="Default_20_Paragraph_20_Font"><text:span text:style-name="T2">silversmiths</text:span></text:span><text:span text:style-name="Default_20_Paragraph_20_Font"><text:span text:style-name="T6">, and anyone else who forges metal. All types of blacksmiths share the skill </text:span></text:span><text:span text:style-name="Default_20_Paragraph_20_Font"><text:span text:style-name="T2">Smithing.</text:span></text:span></text:p>
      <text:p text:style-name="P14"/>
      <text:p text:style-name="Standard"><text:span text:style-name="Default_20_Paragraph_20_Font"><text:span text:style-name="T6">A </text:span></text:span><text:span text:style-name="Default_20_Paragraph_20_Font"><text:span text:style-name="T2">tinkerer</text:span></text:span><text:span text:style-name="Default_20_Paragraph_20_Font"><text:span text:style-name="T6"> is somebody who works with cold metal and repairs metal items, especially those made of tin. Tinkerers do not forge metals, but work with tools and solder in their craft. <text:s/>Tinkerers use the skill </text:span></text:span><text:span text:style-name="Default_20_Paragraph_20_Font"><text:span text:style-name="T2">Tinkering.</text:span></text:span></text:p>
      <text:p text:style-name="Standard"/>
      <text:p text:style-name="Standard"><text:span text:style-name="Default_20_Paragraph_20_Font"><text:span text:style-name="T6">A </text:span></text:span><text:span text:style-name="Default_20_Paragraph_20_Font"><text:span text:style-name="T2">gunsmith</text:span></text:span><text:span text:style-name="Default_20_Paragraph_20_Font"><text:span text:style-name="T6"> is somebody who makes and repairs guns and firearms. Gunsmiths are experts in their field, and use the skill </text:span></text:span><text:span text:style-name="Default_20_Paragraph_20_Font"><text:span text:style-name="T2">Gunsmithing.</text:span></text:span></text:p>
      <text:p text:style-name="Standard"/>
      <text:p text:style-name="Standard"><text:span text:style-name="Default_20_Paragraph_20_Font"><text:span text:style-name="T6">A </text:span></text:span><text:span text:style-name="Default_20_Paragraph_20_Font"><text:span text:style-name="T2">carpenter</text:span></text:span><text:span text:style-name="Default_20_Paragraph_20_Font"><text:span text:style-name="T6"> is somebody who works with wood, carving and building. Carpenters work in constructing buildings on land, and a carpenter who specializes in building and repairing ships is called a </text:span></text:span><text:span text:style-name="Default_20_Paragraph_20_Font"><text:span text:style-name="T2">shipwright</text:span></text:span><text:span text:style-name="Default_20_Paragraph_20_Font"><text:span text:style-name="T6">. Carpenters and shipwrights both use the skill </text:span></text:span><text:span text:style-name="Default_20_Paragraph_20_Font"><text:span text:style-name="T2">Carpentry.</text:span></text:span></text:p>
      <text:p text:style-name="Standard"/>
      <text:p text:style-name="Standard"><text:span text:style-name="Default_20_Paragraph_20_Font"><text:span text:style-name="T6">A </text:span></text:span><text:span text:style-name="Default_20_Paragraph_20_Font"><text:span text:style-name="T2">navigator</text:span></text:span><text:span text:style-name="Default_20_Paragraph_20_Font"><text:span text:style-name="T6"> is a sailor specially trained in reading maps, currents, wind patterns, and the sky to keep ships on the right path and avoid being lost at sea. Navigators use the skill </text:span></text:span><text:span text:style-name="Default_20_Paragraph_20_Font"><text:span text:style-name="T2">Navigation.</text:span></text:span></text:p>
      <text:p text:style-name="Standard"/>
      <text:p text:style-name="Standard"><text:span text:style-name="Default_20_Paragraph_20_Font"><text:span text:style-name="T6">A </text:span></text:span><text:span text:style-name="Default_20_Paragraph_20_Font"><text:span text:style-name="T2">soldier</text:span></text:span><text:span text:style-name="Default_20_Paragraph_20_Font"><text:span text:style-name="T6"> is somebody who has been trained by a large and organized military. Soldiers are trained in common weapons and fighting techniques, as well as teamwork and order. <text:s/>This grants them the skill </text:span></text:span><text:span text:style-name="Default_20_Paragraph_20_Font"><text:span text:style-name="T2">Discipline</text:span></text:span><text:span text:style-name="Default_20_Paragraph_20_Font"><text:span text:style-name="T6">, which can be used in place of Concentrate to resist the effects of fatigue and damage can be used to moralize and rally others to aid.</text:span></text:span></text:p>
      <text:p text:style-name="Standard"><text:soft-page-break/></text:p>
      <text:p text:style-name="Standard"><text:span text:style-name="Default_20_Paragraph_20_Font"><text:span text:style-name="T6">A </text:span></text:span><text:span text:style-name="Default_20_Paragraph_20_Font"><text:span text:style-name="T2">butcher</text:span></text:span><text:span text:style-name="Default_20_Paragraph_20_Font"><text:span text:style-name="T6"> is a meat-cutter. Butchers have vast knowledge of the anatomies of many animals, and are experts and carving them to maximize the amount of edible meat and minimize waste. This is accomplished using the </text:span></text:span><text:span text:style-name="Default_20_Paragraph_20_Font"><text:span text:style-name="T2">Butchery</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physician</text:span></text:span><text:span text:style-name="Default_20_Paragraph_20_Font"><text:span text:style-name="T6"> is somebody who has been trained in general medicine. <text:s/>Physicians use their knowledge of physiology and anatomy to help the sick and injured. <text:s/></text:span></text:span><text:span text:style-name="Default_20_Paragraph_20_Font"><text:span text:style-name="T2">Surgeons</text:span></text:span><text:span text:style-name="Default_20_Paragraph_20_Font"><text:span text:style-name="T6"> are physicians who specialize in performing surgeries to cure internal ailments. <text:s/>Both use the </text:span></text:span><text:span text:style-name="Default_20_Paragraph_20_Font"><text:span text:style-name="T2">Medicine</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librarian</text:span></text:span><text:span text:style-name="Default_20_Paragraph_20_Font"><text:span text:style-name="T6"> is an expert and digging through books and papers to find information, and a specialist at research. They expand their knowledge through use of the </text:span></text:span><text:span text:style-name="Default_20_Paragraph_20_Font"><text:span text:style-name="T2">Research</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hunter</text:span></text:span><text:span text:style-name="Default_20_Paragraph_20_Font"><text:span text:style-name="T6"> is somebody who spends much of their time in the wilderness, tracking game for food, furs, and other resources. They are skilled survivalists, and their profession requires them to use the </text:span></text:span><text:span text:style-name="Default_20_Paragraph_20_Font"><text:span text:style-name="T2">Track</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musician</text:span></text:span><text:span text:style-name="Default_20_Paragraph_20_Font"><text:span text:style-name="T6"> plays a musical instrument, such as a piano, flute, or fiddle. Musicians are excellent listeners and performers, and play their instruments using the </text:span></text:span><text:span text:style-name="Default_20_Paragraph_20_Font"><text:span text:style-name="T2">Music</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singer</text:span></text:span><text:span text:style-name="Default_20_Paragraph_20_Font"><text:span text:style-name="T6"> is a musician who uses their voice as an instrument. <text:s/>Singers use the </text:span></text:span><text:span text:style-name="Default_20_Paragraph_20_Font"><text:span text:style-name="T2">Singing</text:span></text:span><text:span text:style-name="Default_20_Paragraph_20_Font"><text:span text:style-name="T6"> skill in their acts.</text:span></text:span></text:p>
      <text:p text:style-name="Standard"/>
      <text:p text:style-name="Standard"><text:span text:style-name="Default_20_Paragraph_20_Font"><text:span text:style-name="T6">An </text:span></text:span><text:span text:style-name="Default_20_Paragraph_20_Font"><text:span text:style-name="T2">actor</text:span></text:span><text:span text:style-name="Default_20_Paragraph_20_Font"><text:span text:style-name="T6"> is somebody who is trained in putting on stage performances. <text:s/>Actors are skilled at imitating others for the purposes of roles in plays, but their skill </text:span></text:span><text:span text:style-name="Default_20_Paragraph_20_Font"><text:span text:style-name="T2">Performance</text:span></text:span><text:span text:style-name="Default_20_Paragraph_20_Font"><text:span text:style-name="T6"> can be put to many more uses in the real world.</text:span></text:span></text:p>
      <text:p text:style-name="Standard"/>
      <text:p text:style-name="Standard"><text:span text:style-name="Default_20_Paragraph_20_Font"><text:span text:style-name="T6">A </text:span></text:span><text:span text:style-name="Default_20_Paragraph_20_Font"><text:span text:style-name="T2">chef</text:span></text:span><text:span text:style-name="Default_20_Paragraph_20_Font"><text:span text:style-name="T6"> is trained at cooking, taking advantage of available food items to make the most food they can with as little material and is necessary. <text:s/>The quantity and quality of their work is determined by the </text:span></text:span><text:span text:style-name="Default_20_Paragraph_20_Font"><text:span text:style-name="T2">Cooking</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detective</text:span></text:span><text:span text:style-name="Default_20_Paragraph_20_Font"><text:span text:style-name="T6"> is somebody who works putting together puzzles and answering questions, usually in solving crimes. <text:s/>They do this job using the </text:span></text:span><text:span text:style-name="Default_20_Paragraph_20_Font"><text:span text:style-name="T2">Deduction</text:span></text:span><text:span text:style-name="Default_20_Paragraph_20_Font"><text:span text:style-name="T6"> skill.</text:span></text:span></text:p>
      <text:p text:style-name="Standard"/>
      <text:p text:style-name="Standard"><text:span text:style-name="Default_20_Paragraph_20_Font"><text:span text:style-name="T6">An </text:span></text:span><text:span text:style-name="Default_20_Paragraph_20_Font"><text:span text:style-name="T2">fletcher</text:span></text:span><text:span text:style-name="Default_20_Paragraph_20_Font"><text:span text:style-name="T6"> is somebody who crafts arrows and crossbow bolts. <text:s/>Fletchers can apply their skill to make and repair bows and crossbows as well, using the skill </text:span></text:span><text:span text:style-name="Default_20_Paragraph_20_Font"><text:span text:style-name="T2">Fletching.</text:span></text:span></text:p>
      <text:p text:style-name="Standard"><text:span text:style-name="Default_20_Paragraph_20_Font"><text:span text:style-name="T6">A </text:span></text:span><text:span text:style-name="Default_20_Paragraph_20_Font"><text:span text:style-name="T2">noble</text:span></text:span><text:span text:style-name="Default_20_Paragraph_20_Font"><text:span text:style-name="T6"> is somebody who was raised in high society and understands proper procedure in dealing the the wealthy and pretentious. <text:s/>This gives them the skill </text:span></text:span><text:span text:style-name="Default_20_Paragraph_20_Font"><text:span text:style-name="T2">Ettiquette.</text:span></text:span></text:p>
      <text:p text:style-name="Standard"/>
      <text:p text:style-name="Standard"><text:soft-page-break/><text:span text:style-name="Default_20_Paragraph_20_Font"><text:span text:style-name="T6">A </text:span></text:span><text:span text:style-name="Default_20_Paragraph_20_Font"><text:span text:style-name="T2">sculptor</text:span></text:span><text:span text:style-name="Default_20_Paragraph_20_Font"><text:span text:style-name="T6"> makes plain blocks or clay, stone, or wood into artistic shapes. Clay sculptors use their hands and rely on the </text:span></text:span><text:span text:style-name="Default_20_Paragraph_20_Font"><text:span text:style-name="T2">Sculpting</text:span></text:span><text:span text:style-name="Default_20_Paragraph_20_Font"><text:span text:style-name="T6"> skill, while woodcarvers and stonecarvers require tools and use the skill </text:span></text:span><text:span text:style-name="Default_20_Paragraph_20_Font"><text:span text:style-name="T2">Carving.</text:span></text:span></text:p>
      <text:p text:style-name="Standard"/>
      <text:p text:style-name="Standard"><text:span text:style-name="Default_20_Paragraph_20_Font"><text:span text:style-name="T6">A </text:span></text:span><text:span text:style-name="Default_20_Paragraph_20_Font"><text:span text:style-name="T2">painter</text:span></text:span><text:span text:style-name="Default_20_Paragraph_20_Font"><text:span text:style-name="T22"> </text:span></text:span><text:span text:style-name="Default_20_Paragraph_20_Font"><text:span text:style-name="T6">uses dyes to place specific arrangements of colors on formerly blank papers or canvas to create the image of something. This is accomplished with the </text:span></text:span><text:span text:style-name="Default_20_Paragraph_20_Font"><text:span text:style-name="T2">Painting</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calligrapher </text:span></text:span><text:span text:style-name="Default_20_Paragraph_20_Font"><text:span text:style-name="T6">is an expert in handwriting, able to make letters so precise they look to have been typeset. Their skill allows them to imitate another’s handwriting, should they choose to do so. <text:s/>Their craft is performed with the skill </text:span></text:span><text:span text:style-name="Default_20_Paragraph_20_Font"><text:span text:style-name="T2">Calligraphy</text:span></text:span><text:span text:style-name="Default_20_Paragraph_20_Font"><text:span text:style-name="T6">.</text:span></text:span></text:p>
      <text:p text:style-name="Standard"/>
      <text:p text:style-name="Standard"><text:span text:style-name="Default_20_Paragraph_20_Font"><text:span text:style-name="T6">A </text:span></text:span><text:span text:style-name="Default_20_Paragraph_20_Font"><text:span text:style-name="T2">cartographer</text:span></text:span><text:span text:style-name="Default_20_Paragraph_20_Font"><text:span text:style-name="T6"> records their path and environment to draw maps. The quality and legibility of their maps is determined with the </text:span></text:span><text:span text:style-name="Default_20_Paragraph_20_Font"><text:span text:style-name="T2">Mapmaking</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thief</text:span></text:span><text:span text:style-name="Default_20_Paragraph_20_Font"><text:span text:style-name="T6"> makes a living stealing, usually living on the run. <text:s/>They rely on their ability to grab things without being noticed, even from others’ pockets, using the </text:span></text:span><text:span text:style-name="Default_20_Paragraph_20_Font"><text:span text:style-name="T2">Pickpocket</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courtesan</text:span></text:span><text:span text:style-name="Default_20_Paragraph_20_Font"><text:span text:style-name="T6"> is hired to make the evening pleasant for a client. <text:s/>This line of work gives them access to the </text:span></text:span><text:span text:style-name="Default_20_Paragraph_20_Font"><text:span text:style-name="T2">Seduction</text:span></text:span><text:span text:style-name="Default_20_Paragraph_20_Font"><text:span text:style-name="T6"> skill.</text:span></text:span></text:p>
      <text:p text:style-name="Standard"/>
      <text:p text:style-name="Standard"><text:span text:style-name="Default_20_Paragraph_20_Font"><text:span text:style-name="T6">A </text:span></text:span><text:span text:style-name="Default_20_Paragraph_20_Font"><text:span text:style-name="T2">banker</text:span></text:span><text:span text:style-name="Default_20_Paragraph_20_Font"><text:span text:style-name="T6"> keeps count of others’ money, and lends money out with the expectation of receiving it back with interest. <text:s/>They keep track of their funds using the skill </text:span></text:span><text:span text:style-name="Default_20_Paragraph_20_Font"><text:span text:style-name="T2">Accounting.</text:span></text:span></text:p>
      <text:p text:style-name="Standard"/>
      <text:p text:style-name="Standard"><text:span text:style-name="Default_20_Paragraph_20_Font"><text:span text:style-name="T6">A </text:span></text:span><text:span text:style-name="Default_20_Paragraph_20_Font"><text:span text:style-name="T2">sailor</text:span></text:span><text:span text:style-name="Default_20_Paragraph_20_Font"><text:span text:style-name="T6"> is somebody who spends life at sea. <text:s/>Sailors know the ins and outs of how a ship works from the rigging to the helm. <text:s/>They test their abilities with the skill </text:span></text:span><text:span text:style-name="Default_20_Paragraph_20_Font"><text:span text:style-name="T2">Sailing</text:span></text:span><text:span text:style-name="Default_20_Paragraph_20_Font"><text:span text:style-name="T6">.</text:span></text:span></text:p>
      <text:p text:style-name="P22"/>
      <text:p text:style-name="Standard"><text:span text:style-name="Default_20_Paragraph_20_Font"><text:span text:style-name="T6">An </text:span></text:span><text:span text:style-name="Default_20_Paragraph_20_Font"><text:span text:style-name="T2">assassin</text:span></text:span><text:span text:style-name="Default_20_Paragraph_20_Font"><text:span text:style-name="T6"> is an expert trained in lulling people to sleep, in a permanent and occasionally bloody sense. While some assassins get all their work done with weapons, many make use of the </text:span></text:span><text:span text:style-name="Default_20_Paragraph_20_Font"><text:span text:style-name="T2">Poisoning</text:span></text:span><text:span text:style-name="Default_20_Paragraph_20_Font"><text:span text:style-name="T6"> skill.</text:span></text:span></text:p>
      <text:p text:style-name="P22"/>
      <text:p text:style-name="Standard"><text:span text:style-name="Default_20_Paragraph_20_Font"><text:span text:style-name="T6">A </text:span></text:span><text:span text:style-name="Default_20_Paragraph_20_Font"><text:span text:style-name="T2">farmer</text:span></text:span><text:span text:style-name="Default_20_Paragraph_20_Font"><text:span text:style-name="T6"> is somebody who works the fields and raises animals. <text:s/>They know how to grow and harvest plants and they know about animal husbandry, granting them the </text:span></text:span><text:span text:style-name="Default_20_Paragraph_20_Font"><text:span text:style-name="T2">Farming</text:span></text:span><text:span text:style-name="Default_20_Paragraph_20_Font"><text:span text:style-name="T6"> skill.</text:span></text:span></text:p>
      <text:p text:style-name="P22"/>
      <text:p text:style-name="Standard"><text:span text:style-name="Default_20_Paragraph_20_Font"><text:span text:style-name="T6">A </text:span></text:span><text:span text:style-name="Default_20_Paragraph_20_Font"><text:span text:style-name="T2">fisherman</text:span></text:span><text:span text:style-name="Default_20_Paragraph_20_Font"><text:span text:style-name="T6"> is an expert at catching fish. <text:s/>They know how to find the optimal location and water and weather conditions to catch the best and most fish. The use the </text:span></text:span><text:span text:style-name="Default_20_Paragraph_20_Font"><text:span text:style-name="T2">Fishing</text:span></text:span><text:span text:style-name="Default_20_Paragraph_20_Font"><text:span text:style-name="T6"> skill.</text:span></text:span></text:p>
      <text:p text:style-name="P1"><text:span text:style-name="Default_20_Paragraph_20_Font"><text:span text:style-name="T23">5) </text:span></text:span><text:span text:style-name="Default_20_Paragraph_20_Font"><text:span text:style-name="T24">Weapons</text:span></text:span><text:span text:style-name="Default_20_Paragraph_20_Font"><text:span text:style-name="T23"> Skills</text:span></text:span></text:p>
      <text:p text:style-name="P9"/>
      <text:p text:style-name="P15"><text:span text:style-name="Default_20_Paragraph_20_Font"><text:span text:style-name="T28">The ability to use weapons effectively requires a special set of skills. <text:s/>A character who is not trained in a specific category of weapon will find it difficult to use effectively and will take a penalty of 1 Luck Die. <text:s/>A character who is trained in a Weapons skill, by having at least 1 point in it, can be assumed to be familiar enough with any weapon in the category to use it effectively, with no Luck penalty and adding the skill to Attack rolls.</text:span></text:span></text:p>
      <text:p text:style-name="P22"/>
      <text:p text:style-name="Standard"><text:span text:style-name="Default_20_Paragraph_20_Font"><text:span text:style-name="T6">Combat skills are used for both attack and defense. <text:s/>If you are wielding a Long Bladed weapon and attacking the wielder of a Short Bladed weapon, you will use your skill in Long Blades for your Attack while your opponent uses their skill in Short Blades for their Defense. <text:s/>If the next turn comes around and your opponent attacks you with their Short Blade, they use the skill for Attack while you parry with your Long Blades skill to defend.</text:span></text:span></text:p>
      <text:p text:style-name="P22"/>
      <text:p text:style-name="Standard"><text:span text:style-name="Default_20_Paragraph_20_Font"><text:span text:style-name="T6">The attribute connected to a weapon skill, like other skills, represents the limit of points that can be put into the skill, and does not relate to the combat attribute involved in rolling.</text:span></text:span></text:p>
      <text:p text:style-name="P22"/>
      <text:p text:style-name="P23">Strength-based Combat Skills</text:p>
      <text:p text:style-name="P22"/>
      <text:p text:style-name="Standard"><text:span text:style-name="Default_20_Paragraph_20_Font"><text:span text:style-name="T2">Blunt</text:span></text:span><text:span text:style-name="Default_20_Paragraph_20_Font"><text:span text:style-name="T6"> is the ability to fight with simple non-edged weapons like clubs, staves, or sticks. Many of these weapons can be used to parry as well as attack.</text:span></text:span></text:p>
      <text:p text:style-name="P22"/>
      <text:p text:style-name="Standard"><text:span text:style-name="Default_20_Paragraph_20_Font"><text:span text:style-name="T2">Polearms</text:span></text:span><text:span text:style-name="Default_20_Paragraph_20_Font"><text:span text:style-name="T6"> is the ability to fight with lengthened weapons like spears, pikes, halberds, and glaives.</text:span></text:span></text:p>
      <text:p text:style-name="P22"/>
      <text:p text:style-name="Standard"><text:span text:style-name="Default_20_Paragraph_20_Font"><text:span text:style-name="T2">Heavy</text:span></text:span><text:span text:style-name="Default_20_Paragraph_20_Font"><text:span text:style-name="T6"> is the ability to fight with large weapons like cannons or blunderbuss.</text:span></text:span></text:p>
      <text:p text:style-name="P22"/>
      <text:p text:style-name="Standard"><text:span text:style-name="Default_20_Paragraph_20_Font"><text:span text:style-name="T2">Improvised</text:span></text:span><text:span text:style-name="Default_20_Paragraph_20_Font"><text:span text:style-name="T6"> is the ability to pick up a random object and use it as a weapon.</text:span></text:span></text:p>
      <text:p text:style-name="P22"/>
      <text:p text:style-name="P23">Agility-based Combat Skills</text:p>
      <text:p text:style-name="P23"/>
      <text:p text:style-name="Standard"><text:span text:style-name="Default_20_Paragraph_20_Font"><text:span text:style-name="T2">Unarmed</text:span></text:span><text:span text:style-name="Default_20_Paragraph_20_Font"><text:span text:style-name="T6"> is your ability to fight with your own hands and feet, up close and personal. <text:s/>It can be used to attack and parry, though parrying unarmed against a bladed weapon is not necessarily advisable. <text:s/>It can also be applied to combat with brass knuckles and similar weapons.</text:span></text:span></text:p>
      <text:p text:style-name="P23"/>
      <text:p text:style-name="Standard"><text:span text:style-name="Default_20_Paragraph_20_Font"><text:span text:style-name="T2">Short Blades</text:span></text:span><text:span text:style-name="Default_20_Paragraph_20_Font"><text:span text:style-name="T6"> is the ability to fight with small edged weapons like knives and daggers.</text:span></text:span></text:p>
      <text:p text:style-name="P23"><text:soft-page-break/></text:p>
      <text:p text:style-name="Standard"><text:span text:style-name="Default_20_Paragraph_20_Font"><text:span text:style-name="T2">Long Blades</text:span></text:span><text:span text:style-name="Default_20_Paragraph_20_Font"><text:span text:style-name="T6"> is the ability to fight with large edged weapons like swords, including cutlasses and other shortswords.</text:span></text:span></text:p>
      <text:p text:style-name="P23"/>
      <text:p text:style-name="Standard"><text:span text:style-name="Default_20_Paragraph_20_Font"><text:span text:style-name="T2">Fencing</text:span></text:span><text:span text:style-name="Default_20_Paragraph_20_Font"><text:span text:style-name="T6"> is the ability to fight with specialized piercing weapons, such as rapiers or epee.</text:span></text:span></text:p>
      <text:p text:style-name="P23"/>
      <text:p text:style-name="Standard"><text:span text:style-name="Default_20_Paragraph_20_Font"><text:span text:style-name="T2">Exotic</text:span></text:span><text:span text:style-name="Default_20_Paragraph_20_Font"><text:span text:style-name="T6"> is the ability to use unusual weapons like nunchaku, whips, or war fans.</text:span></text:span></text:p>
      <text:p text:style-name="P23"/>
      <text:p text:style-name="Standard"><text:span text:style-name="Default_20_Paragraph_20_Font"><text:span text:style-name="T2">Thrown</text:span></text:span><text:span text:style-name="Default_20_Paragraph_20_Font"><text:span text:style-name="T6"> is the ability to use ranged throwing weapons like throwing knives.</text:span></text:span></text:p>
      <text:p text:style-name="P23"/>
      <text:p text:style-name="Standard"><text:span text:style-name="Default_20_Paragraph_20_Font"><text:span text:style-name="T2">Firearms</text:span></text:span><text:span text:style-name="Default_20_Paragraph_20_Font"><text:span text:style-name="T6"> is the ability to use ordinary guns, such as muskets, rifles, or pistols.</text:span></text:span></text:p>
      <text:p text:style-name="P23"/>
      <text:p text:style-name="Standard"><text:span text:style-name="Default_20_Paragraph_20_Font"><text:span text:style-name="T2">Archery</text:span></text:span><text:span text:style-name="Default_20_Paragraph_20_Font"><text:span text:style-name="T6"> is the ability to use bows and crossbows.</text:span></text:span></text:p>
      <text:p text:style-name="P1"><text:span text:style-name="Default_20_Paragraph_20_Font"><text:span text:style-name="T23">6) Combat Timing</text:span></text:span></text:p>
      <text:p text:style-name="P10"/>
      <text:p text:style-name="P30"><text:span text:style-name="Default_20_Paragraph_20_Font"><text:span text:style-name="T6">During combat, characters (both Player and Non-Player) are ordered by their Agility attribute scores. <text:s/>If any characters have the same Agility, the each make a pure Luck roll and are ordered by that. </text:span></text:span><text:span text:style-name="Default_20_Paragraph_20_Font"><text:span text:style-name="T13">However, if, when combat begins, a character is jumped or surprised by an opponent, the opponent can use a Surprise Round to perform 1 Major Action against the defender before the regular turn order begins.</text:span></text:span></text:p>
      <text:p text:style-name="P23"/>
      <text:p text:style-name="Standard"><text:span text:style-name="Default_20_Paragraph_20_Font"><text:span text:style-name="T6">Character then proceed to take </text:span></text:span><text:span text:style-name="Default_20_Paragraph_20_Font"><text:span text:style-name="T2">turns</text:span></text:span><text:span text:style-name="Default_20_Paragraph_20_Font"><text:span text:style-name="T6"> in the order they have been arranged. When everybody involved in combat has had a turn, a </text:span></text:span><text:span text:style-name="Default_20_Paragraph_20_Font"><text:span text:style-name="T2">round</text:span></text:span><text:span text:style-name="Default_20_Paragraph_20_Font"><text:span text:style-name="T6"> has elapsed.</text:span></text:span></text:p>
      <text:p text:style-name="P23"/>
      <text:p text:style-name="Standard"><text:span text:style-name="Default_20_Paragraph_20_Font"><text:span text:style-name="T6">A round lasts 4 seconds of in-game time. <text:s/>That means that a character has 4 seconds worth of actions to perform on their turn. <text:s/>Actions during a turn are broken into </text:span></text:span><text:span text:style-name="Default_20_Paragraph_20_Font"><text:span text:style-name="T2">Major Actions</text:span></text:span><text:span text:style-name="Default_20_Paragraph_20_Font"><text:span text:style-name="T6"> and </text:span></text:span><text:span text:style-name="Default_20_Paragraph_20_Font"><text:span text:style-name="T2">Minor Actions</text:span></text:span><text:span text:style-name="Default_20_Paragraph_20_Font"><text:span text:style-name="T6">. <text:s/>There are also </text:span></text:span><text:span text:style-name="Default_20_Paragraph_20_Font"><text:span text:style-name="T2">Reactions</text:span></text:span><text:span text:style-name="Default_20_Paragraph_20_Font"><text:span text:style-name="T6">, which are performed during a round but not on the performer’s turn.</text:span></text:span></text:p>
      <text:p text:style-name="P23"/>
      <text:p text:style-name="Standard"><text:span text:style-name="Default_20_Paragraph_20_Font"><text:span text:style-name="T6">Major Actions take significant time or concentration to perform while in combat. Major actions cannot be performed simultaneously. Major Actions include activities like attacking someone, firing a weapon, moving a significant distance, initiating a magic spell, or picking up something from the floor. Two, and no more than 2, Major Actions can be performed in a round.</text:span></text:span></text:p>
      <text:p text:style-name="P23"/>
      <text:p text:style-name="Standard"><text:span text:style-name="Default_20_Paragraph_20_Font"><text:span text:style-name="T6">Minor Actions take little time or concentration and some can be done simultaneously. They include picking something up from a raised surface, talking, or </text:span></text:span><text:span text:style-name="Default_20_Paragraph_20_Font"><text:span text:style-name="T9">drawing or putting away a sheathed or holstered weapon</text:span></text:span><text:span text:style-name="Default_20_Paragraph_20_Font"><text:span text:style-name="T6">. Two Minor Actions can be performed in a round, in addition to the Major Actions. <text:s/>A Major Action can be exchanged for 2 Minor Actions.</text:span></text:span></text:p>
      <text:p text:style-name="P23"/>
      <text:p text:style-name="Standard"><text:span text:style-name="Default_20_Paragraph_20_Font"><text:span text:style-name="T6">Reactions are attempts at defense by a character under attack. They are performed on the attacker’s turn. <text:s/>Each additional Reaction taken in a round beyond 1 cumulatively subtracts 1 from any combat actions for the rest of the round.</text:span></text:span></text:p>
      <text:p text:style-name="P23"/>
      <text:p text:style-name="Standard"><text:span text:style-name="Default_20_Paragraph_20_Font"><text:span text:style-name="T6">Certain activities, such as loading a firearm, take several Major Actions to complete, and can often not be completed in a single turn.</text:span></text:span></text:p>
      <text:p text:style-name="P23"/>
      <text:p text:style-name="Standard"><text:span text:style-name="Default_20_Paragraph_20_Font"><text:span text:style-name="T6">A Major Action can be </text:span></text:span><text:span text:style-name="Default_20_Paragraph_20_Font"><text:span text:style-name="T2">held</text:span></text:span><text:span text:style-name="Default_20_Paragraph_20_Font"><text:span text:style-name="T6">. <text:s/>This means that, instead of taking the action on their turn, a character can forgo this action and use it later on in the Round, at their discretion. <text:s/>Only 1 Major Action can be held per round. <text:s/>If unused, the </text:span></text:span><text:soft-page-break/><text:span text:style-name="Default_20_Paragraph_20_Font"><text:span text:style-name="T6">actions disappear at the end of a round. <text:s/>Holding an action costs 1 Minor Action.</text:span></text:span></text:p>
      <text:p text:style-name="P23"/>
      <text:p text:style-name="Standard"><text:span text:style-name="Default_20_Paragraph_20_Font"><text:span text:style-name="T6">On a Turn, a character can move up to 8 meters (or 24 feet). <text:s/>On a single Major Action, they can move up to 4m (12 ft). <text:s/></text:span></text:span><text:span text:style-name="Default_20_Paragraph_20_Font"><text:span text:style-name="T8">A character does not need to use the entirety of their movement in a given action, but must use at least 1 Major Action to move.</text:span></text:span><text:span text:style-name="Default_20_Paragraph_20_Font"><text:span text:style-name="T6"> Movements apply to a human; other creatures’ movement per round is given as “Speed”. <text:s/>Movement can be made up to, but not exceeding, the numbers given in the timeframes given.</text:span></text:span></text:p>
      <text:p text:style-name="Standard"><text:span text:style-name="Default_20_Paragraph_20_Font"><text:span text:style-name="T6"/></text:span></text:p>
      <text:p text:style-name="P30"><text:span text:style-name="Default_20_Paragraph_20_Font"><text:span text:style-name="T13"/></text:span></text:p>
      <text:p text:style-name="P1"><text:span text:style-name="Default_20_Paragraph_20_Font"><text:span text:style-name="T23">7) Combat</text:span></text:span></text:p>
      <text:p text:style-name="P10"/>
      <text:p text:style-name="Standard"><text:span text:style-name="Default_20_Paragraph_20_Font"><text:span text:style-name="T6">On your turn, you have up to 2 Major Actions and 2 Minor Actions. To make an attack with any weapon, whether a sword, knife, shuriken, bow, or gun, you must use 1 Major Action. <text:s/>Major Actions can also be used to move or perform other actions that require time or concentration.</text:span></text:span></text:p>
      <text:p text:style-name="P23"/>
      <text:p text:style-name="Standard"><text:span text:style-name="Default_20_Paragraph_20_Font"><text:span text:style-name="T6">To make a Physical Attack, roll your Luck Die </text:span></text:span><text:span text:style-name="Default_20_Paragraph_20_Font"><text:span text:style-name="T14">and </text:span></text:span><text:span text:style-name="Default_20_Paragraph_20_Font"><text:span text:style-name="T6">add the relevant </text:span></text:span><text:span text:style-name="Default_20_Paragraph_20_Font"><text:span text:style-name="T14">weapons</text:span></text:span><text:span text:style-name="Default_20_Paragraph_20_Font"><text:span text:style-name="T6"> skill. </text:span></text:span></text:p>
      <text:p text:style-name="P23"/>
      <text:p text:style-name="Standard"><text:span text:style-name="Default_20_Paragraph_20_Font"><text:span text:style-name="T6">Your opponent will, as a Reaction, roll their Luck Die and add their relevant </text:span></text:span><text:span text:style-name="Default_20_Paragraph_20_Font"><text:span text:style-name="T14">weapons</text:span></text:span><text:span text:style-name="Default_20_Paragraph_20_Font"><text:span text:style-name="T6"> skill. <text:s/>The total of this Defense Roll is the threshold your Attack Roll must meet or exceed to succeed. <text:s/>If your attack roll is successful, you deal a Wound to your opponent.</text:span></text:span></text:p>
      <text:p text:style-name="P23"/>
      <text:p text:style-name="Standard"><text:span text:style-name="Default_20_Paragraph_20_Font"><text:span text:style-name="T6">If you are being attacked, your Reaction is used to roll a Defense roll. Your Defense Roll is based on a Luck roll, along with your relevant skill. To parry an attack, roll with the </text:span></text:span><text:span text:style-name="Default_20_Paragraph_20_Font"><text:span text:style-name="T14">weapons</text:span></text:span><text:span text:style-name="Default_20_Paragraph_20_Font"><text:span text:style-name="T6"> skill of the weapon you are using (if you are holding a crossbow or firearm, use Improvised to parry). To Dodge an attack, use your Dodge skill. Your Defense roll must be greater than your opponent’s Attack roll. <text:s/>If you successfully parry, you avoid wounds and remain in the same place. If you successfully Dodge, you avoid wounds and move 1m away from your opponent in any direction. You or your opponent must spend a </text:span></text:span><text:span text:style-name="Default_20_Paragraph_20_Font"><text:span text:style-name="T8">Major</text:span></text:span><text:span text:style-name="Default_20_Paragraph_20_Font"><text:span text:style-name="T6"> Action to </text:span></text:span><text:span text:style-name="Default_20_Paragraph_20_Font"><text:span text:style-name="T14">move and</text:span></text:span><text:span text:style-name="Default_20_Paragraph_20_Font"><text:span text:style-name="T6"> re-engage on their next turn.</text:span></text:span></text:p>
      <text:p text:style-name="P23"/>
      <text:p text:style-name="Standard"><text:span text:style-name="Default_20_Paragraph_20_Font"><text:span text:style-name="T6">In some circumstances, Mental Attacks occur, opposed by Mental Defenses . <text:s/>The skill needed for these is described with the specific attack.</text:span></text:span></text:p>
      <text:p text:style-name="P23"/>
      <text:p text:style-name="Standard"><text:span text:style-name="Default_20_Paragraph_20_Font"><text:span text:style-name="T6">The most common Mental Attack is Intimidation. <text:s/>This, like all attacks, requires a Major Action. <text:s/>The Intimidate skill is added to a Luck roll. <text:s/>The defense against an Intimidation is based on Endure. <text:s/></text:span></text:span><text:span text:style-name="Default_20_Paragraph_20_Font"><text:span text:style-name="T19">A successful Intimidate attack frightens and distracts the defender, causing them to make all combat rolls against the initiator of the Intimidation at a -1 Luck penalty until after their next turn. <text:s/>An Intimidation attack requires a Major Action to fully perform, though a successful Intimidation attack done as a minor action can cause the defender to make only defense rolls against the initiator at a -1 Luck penalty for 1 round.</text:span></text:span></text:p>
      <text:p text:style-name="Standard"><text:span text:style-name="Default_20_Paragraph_20_Font"><text:span text:style-name="T6"/></text:span></text:p>
      <text:p text:style-name="P31"><text:span text:style-name="Default_20_Paragraph_20_Font"><text:span text:style-name="T15"/></text:span></text:p>
      <text:p text:style-name="P1"><text:span text:style-name="Default_20_Paragraph_20_Font"><text:span text:style-name="T23">8) Wounds and Hit Points</text:span></text:span></text:p>
      <text:p text:style-name="P10"/>
      <text:p text:style-name="Standard"><text:span text:style-name="Default_20_Paragraph_20_Font"><text:span text:style-name="T6">Every character has Hit Points. <text:s/>These represent how much longer the character can keep fighting or functioning. Hit points can be drained by taking Wounds, as well as certain magical effects and special attacks.</text:span></text:span></text:p>
      <text:p text:style-name="P23"/>
      <text:p text:style-name="Standard"><text:span text:style-name="Default_20_Paragraph_20_Font"><text:span text:style-name="T6">Wounds represent physical damage to a character. <text:s/>In most circumstances, a Wound comes with a certain amount of hit point drain. Keep track of how many Hit points each Wound dealt, as well as subtracting them from the Hit point total.</text:span></text:span></text:p>
      <text:p text:style-name="P23"/>
      <text:p text:style-name="Standard"><text:span text:style-name="Default_20_Paragraph_20_Font"><text:span text:style-name="T6">A character starts with Hit points equal to their Strength attribute plus their Mind attribute. <text:s/>Maximum Hit points increase with level.</text:span></text:span></text:p>
      <text:p text:style-name="P23"/>
      <text:p text:style-name="Standard"><text:span text:style-name="Default_20_Paragraph_20_Font"><text:span text:style-name="T6">Hit points are lost through Wounds and other forms of damage, and are regained through rest. A character who rests for 6 hours regains rolls their Luck die and regains that many hit points upon awakening. Every additional hour of rest past 6 heals an additional Luck roll. However, untreated Wounds prevent a character from completely healing.</text:span></text:span></text:p>
      <text:p text:style-name="Standard"/>
      <text:p text:style-name="Standard"><text:span text:style-name="Default_20_Paragraph_20_Font"><text:span text:style-name="T6">No more than half of the Hit points from a Wound can be healed until the Wound is treated or heals naturally. <text:s/>Treating a Wound requires a Medicine roll with a threshold equal to the number of Hit points lost because of the Wound. Once a Wound is treated, the hit points can heal after rest like normal. If no character with the Medicine skill is available, Survival can be substituted but the threshold is 1.5 times the damage caused by the Wound.</text:span></text:span></text:p>
      <text:p text:style-name="Standard"/>
      <text:p text:style-name="Standard"><text:span text:style-name="Default_20_Paragraph_20_Font"><text:span text:style-name="T6">Many wounds can heal naturally over time as well. <text:s/>The amount of time healing takes depends on the Wound, and is therefore at GM discretion.</text:span></text:span></text:p>
      <text:p text:style-name="Standard"/>
      <text:p text:style-name="P14">For example, Captain Morgan was in a ferocious battle and took 4 Wounds. One dealt 8 damage, one dealt 4, one dealt 10, and one dealt 3. <text:s/>The 25 damage is subtracted from his 30 total Hit points. Captain Morgan is a lucky man, and his Luck die is currently a d10. <text:s/>He sleeps for 9 hours, and rolls 3d10 to heal. He rolls a total of 20, but, since his wounds are untreated, he cannot heal more than 12 Hit Points. <text:s/>His new total of 17 Hit points will remain the same until he visits Doctor Jones, who rolls to treat the captain’s wounds. <text:s/>Dr. Jones rolls a 9, a 6, a 7, and an 8, healing three of the four wounds. <text:s/>Another night of rest lets Captain Morgan heal another 15 Hit points, but he cannot heal those last 5 points until Dr. Jones tries again to treat the wound.</text:p>
      <text:p text:style-name="Standard"/>
      <text:p text:style-name="P14"><text:soft-page-break/>Upon having their Hit points lowered to one-half of their maximum, a character suffers from Fatigue. <text:s/>Fatigue makes it more difficult to continue fighting and moving, granting a Luck penalty to everything a character does. <text:s/>While suffering Fatigue, roll your Luck die twice for anything requiring a Luck roll. <text:s/>Whichever result is lower is treated as the roll for all purposes.</text:p>
      <text:p text:style-name="P14"/>
      <text:p text:style-name="P14">Fatigue is removed when a character’s Hit point total is above half the maximum and the character has slept for at least 6 hours since taking the damage that caused Fatigue.</text:p>
      <text:p text:style-name="Standard"/>
      <text:p text:style-name="Standard"><text:span text:style-name="Default_20_Paragraph_20_Font"><text:span text:style-name="T6">Upon having their Hit points lowered to 0, a character falls unconscious. <text:s/>An unconscious character can take no actions, is unaware of their surroundings, and can’t even stand. On their turn, a character can expend a Luck die to return to consciousness. <text:s/>Otherwise, they must wait until they must be treated with battlefield medicine or wait until they can rest or be treated properly to wake up. A character whose Hit points drop below 0 cannot be awakened without treatment. <text:s/>A character whose Hit points drop below their negative Endure skill dies.</text:span></text:span></text:p>
      <text:p text:style-name="Standard"/>
      <text:p text:style-name="Standard"><text:span text:style-name="Default_20_Paragraph_20_Font"><text:span text:style-name="T6">A dead character can no longer do anything, on account of being dead. A dead character ceases to be playable. <text:s/>A dead character cannot be truly brought back to life. <text:s/>A character who should die can instead expend all of their Luck dice and permanently lower their base Luck die by 2 to survive with a Major Wound. If this would lower their base Luck below 0, the character is too unlucky and dies anyway. <text:s/>Such a character is considered Mostly Dead until such a point they can receive treatment. Starting from the first successful treatment check to heal a Wound they have taken, the character must rest for 1 day per Hit point below their death threshold at its lowest. Until they receive treatment, the mostly dead character is in a coma and remains unconscious.</text:span></text:span></text:p>
      <text:p text:style-name="Standard"/>
      <text:p text:style-name="Standard"><text:span text:style-name="Default_20_Paragraph_20_Font"><text:span text:style-name="T6">A Major Wound is an injury that permanently affects a character, such as losing a hand, leg, or eye, or suffering major organ damage. <text:s/>The nature of the injury and its gameplay effect is at the discretion of the GM. <text:s/>Additionally, the character permanently loses Hit points equal to the damage of the blow that put them below the death threshold.</text:span></text:span></text:p>
      <text:p text:style-name="Standard"/>
      <text:p text:style-name="P14">Battlefield medicine can be performed using the Medicine skill or the Survival skill. <text:s/>A character with one of these skills can spend an entire turn attempting to treat another character’s injuries. <text:s/>The threshold to apply battlefield medicine using the Medicine skill is equal to half the damage dealt by the wound being treated, and the threshold for the Survival skill equals the damage dealt. Battlefield medicine heals half the Hit points dealt by the Wound <text:soft-page-break/>immediately, but the Wound must be treated properly later to finish healing. A healer conducting battlefield medicine cannot use any Reactions in the round they are doing it, while the patient can use only Minor Actions and Reactions. Neither can move from their location.</text:p>
      <text:p text:style-name="P5"/>
      <text:p text:style-name="P6">9) Damage</text:p>
      <text:p text:style-name="P6"/>
      <text:p text:style-name="Standard"><text:span text:style-name="T5">Every weapon has a certain set of damage dice. <text:s/>In fact, most things have a certain set of damage dice, to allow for impromptu improvisation of weapons. <text:s/>In combat, damage is determined by rolling a weapon’s damage dice and adding </text:span><text:span text:style-name="T21">the roll of the attacker’s Attack Die</text:span><text:span text:style-name="T5">. <text:s/>This represents the effectiveness of the weapon, luck, and the user’s skill. </text:span></text:p>
      <text:p text:style-name="P13"/>
      <text:p text:style-name="P13">This does not apply to certain weapons. <text:s/>Firearms and crossbows do not add anything to damage beyond the roll of the damage dice.</text:p>
      <text:p text:style-name="P4"><text:span text:style-name="T26">10) Character Creation </text:span><text:span text:style-name="T27">for Playtesting</text:span></text:p>
      <text:p text:style-name="P11"/>
      <text:p text:style-name="P18">These rules are to build a typical human character at first level</text:p>
      <text:p text:style-name="P18"/>
      <text:p text:style-name="P18">Each character has <text:span text:style-name="T29">18</text:span> points to distribute among the 4 attributes. <text:s/>Each attribute has a base of 2, and 1 point spent increases an Attribute by 1. <text:s/>Therefore, 4 points must be spent to increase a single Att<text:span text:style-name="T30">r</text:span>ibute to 6.</text:p>
      <text:p text:style-name="P18"/>
      <text:p text:style-name="P19">Each character chooses 1 Profession.</text:p>
      <text:p text:style-name="P19"/>
      <text:p text:style-name="P21">Each character has Agility + Charisma points to distribute among skills, including standard, weapons, and profession skills.</text:p>
      <text:p text:style-name="P35"/>
      <text:p text:style-name="P19"/>
      <text:p text:style-name="P20">Each character has a starting and base Luck Die of 1d8.</text:p>
      <text:p text:style-name="P20"/>
      <text:p text:style-name="P20">Each character’s Hit Point total equals their Strength attribute plus their Mind attribute plus their Level (which will start as 1).</text:p>
      <text:p text:style-name="P20"/>
      <text:p text:style-name="P20">Character advancement rules will come later.</text:p>
      <text:p text:style-name="P3">11) Ships and Survival at Sea</text:p>
      <text:p text:style-name="P12"/>
      <text:p text:style-name="P41">There are many difficulties associated with being on a ship. <text:s/>Your food supply, for example, is limited by storage space and the tendency to spoil if left for too long. <text:s/>Your water supply is similarly limited, and drinking the salt water that surrounds you is worse than drinking nothing at all. <text:s/>If one crew member becomes infected with a disease, odds are that everyone does, and medicine is limited in the same way as food and water. <text:s/>Medical care in general is substandard, as a doctor working on a shaky waters with what few little equipment they can fit in a ship’s infirmary can only do so much, and there just isn’t much to do in general. <text:s/>You can only read the same books so many times and the same games with the same people so often before becoming bored out of your mind. <text:s/>Few would enjoy the life of a pirate, but <text:span text:style-name="T31">you </text:span><text:span text:style-name="T32">chose to play this game, so you will need to keep track of a few things to ensure you character survives at sea.</text:span></text:p>
      <text:p text:style-name="P41"><text:span text:style-name="T32"/></text:p>
      <text:p text:style-name="P42"><text:span text:style-name="T32">The average human requires 2kg (4lbs) of food per day to remain healthy. <text:s/>As long as you eat at least this much food each day, you will suffer no hunger effects. <text:s/>If you fail to eat enough, you suffer from Fatigue </text:span><text:span text:style-name="T33">until you eat 2kg of food. <text:s/>This effect can be delayed for 1 day by eating only 1 kg of food. <text:s/>For each day you go without food, you suffer 1 Hit point, and no Hunger damage can be healed until the character has eaten enough for 3 consecutive days. <text:s/>Hunger damage, like any other damage, can cause </text:span><text:span text:style-name="T34">unconsciousness</text:span><text:span text:style-name="T33"> or death.</text:span></text:p>
      <text:p text:style-name="P42"><text:span text:style-name="T33"/></text:p>
      <text:p text:style-name="P43"><text:span text:style-name="T33">L</text:span><text:span text:style-name="T32">ikewise, humans require water. <text:s/>A human character must drink at least 1L (1qt) of fresh water in a day or suffer Dehydration. <text:s/>Like Hunger, Dehydration induces Fatigue for its entire duration. <text:s/>If a character goes for 1 day without enough water, they suffer 4 Hit points of Dehydration damage. <text:s/>If they at least drink 1/2L (1pt) of water but not 1L, they suffer only 2 Hit points of damage. <text:s/>This damage cannot be healed until a character drinks at least 1L of water.</text:span></text:p>
      <text:p text:style-name="P43"><text:span text:style-name="T32"/></text:p>
      <text:p text:style-name="P44"><text:span text:style-name="T32">Carrying food and water requires storage space, and food needs to be prepared before it can be eaten. <text:s/>3 kg of food are needed per 2 kg of consumables. <text:s/>The extra kilogram is waste, such as bones or brining fluid that is required to store food but not eaten. <text:s/>This means that for every 10kg of food prepared, 5kg are disposed of as waste. <text:s/>A Chef’s Cooking skill gives them knowledge and experience with food preparation, allowing them to conserve food and make the same amount last longer. <text:s/>When Cooking, a chef makes a Cooking roll. <text:s/>For every number above 7, 1 fewer kg of waste is produced per 10kg of food served. <text:s/>If a Chef prepares 10kg and rolls 9, only 3 kg are waste. <text:s/>If <text:s text:c="2"/>a Chef prepares 20kg of food and rolls 11, only 2kg are waste instead of the </text:span><text:soft-page-break/><text:span text:style-name="T32">usual 10kg. <text:s/>A Chef with a Cooking skill greater than 7 does not need to roll to produce the effect, but may choose to anyway. <text:s/>A Chef with a Cooking skill of 12 can automatically accomplish the maximum effect.</text:span></text:p>
      <text:p text:style-name="P44"><text:span text:style-name="T32"/></text:p>
      <text:p text:style-name="P45"><text:span text:style-name="T32">A Butcher can accomplish the same effect with the Butchery, but can only do so with meat. <text:s/>Vegetables, fish, bread, and other non-meat foods cannot be waste-reduced by a Butcher.</text:span></text:p>
      <text:p text:style-name="P37"/>
      <text:p text:style-name="P38">In some cases, food can be caught while at sea. <text:s/>A Survival check performed by someone with the appropriate equipment can be used to catch 2kg of fish per number per day. <text:s/>A Survival roll of 6 will return 12kg of fish, for example. </text:p>
      <text:p text:style-name="P38"/>
      <text:p text:style-name="P39">A Fisherman with the Fishing skill can catch twice as many fish per day. <text:s/>A Fishing roll of 6, for instance, will net 24kg of fish.</text:p>
      <text:p text:style-name="P39"/>
      <text:p text:style-name="P40">Animals on land can be hunted as well. <text:s/>A character hunting must locate an animal, and proceeds to enter combat with it like normal. <text:s/>A Hunter with the Hunting skill can add their Hunting skill to Attack rolls against their prey, and can more easily track and locate animals to hunt.</text:p>
      <text:p text:style-name="Standard"/>
      <text:p text:style-name="P1"><text:span text:style-name="Default_20_Paragraph_20_Font"><text:span text:style-name="T23">1</text:span></text:span><text:span text:style-name="Default_20_Paragraph_20_Font"><text:span text:style-name="T25">1</text:span></text:span><text:span text:style-name="Default_20_Paragraph_20_Font"><text:span text:style-name="T23">) Plans for the Future</text:span></text:span></text:p>
      <text:p text:style-name="Standard"/>
      <text:p text:style-name="Standard"><text:span text:style-name="Default_20_Paragraph_20_Font"><text:span text:style-name="T2">Feats and Character Levels</text:span></text:span></text:p>
      <text:p text:style-name="P25"/>
      <text:p text:style-name="P14">Each character has a Level. Gaining a level adds maximum Hit points, and allows a character to learn new Feats. <text:s/>Feats are special abilities that characters can learn to accomplish extraordinary tasks, enhance their skills and attributes, or learn magic.</text:p>
      <text:p text:style-name="Standard"/>
      <text:p text:style-name="Standard"><text:span text:style-name="Default_20_Paragraph_20_Font"><text:span text:style-name="T1">Luck Actions</text:span></text:span></text:p>
      <text:p text:style-name="P14"/>
      <text:p text:style-name="P14">Characters will be able to achieve certain effects by immediately lowering their Luck dice, in exchange for things such as gaining temporary extra dice, automatic successes, or other luck-based effects. <text:s/>Some feats will allow characters to, under certain circumstances, roll with extra Luck dice.</text:p>
      <text:p text:style-name="P26"/>
      <text:p text:style-name="Standard"><text:span text:style-name="Default_20_Paragraph_20_Font"><text:span text:style-name="T4">Extended </text:span></text:span><text:span text:style-name="Default_20_Paragraph_20_Font"><text:span text:style-name="T2">Ship Survival</text:span></text:span></text:p>
      <text:p text:style-name="P27"/>
      <text:p text:style-name="Standard"><text:span text:style-name="Default_20_Paragraph_20_Font"><text:span text:style-name="T6">Characters will spend most of their time on ships, so it is important to make ships interesting. <text:s/>The plan to accomplish this is by applying Profession skills to repair and maintain the ship. <text:s/>Successes on the use of these skills allow the crew to conserve food for longer or catch more food, repair damage to the ship and strengthen the hull, repair and sharpen their weapons to deal more damage, and similar activities. <text:s/>Every character’s profession should either be able to contribute during ship down-time or have application during combat or <text:s/>roleplaying scenes.</text:span></text:span></text:p>
      <text:p text:style-name="P26"/>
      <text:p text:style-name="Standard"><text:span text:style-name="Default_20_Paragraph_20_Font"><text:span text:style-name="T2">Ship-to-Ship Combat</text:span></text:span></text:p>
      <text:p text:style-name="P27"/>
      <text:p text:style-name="Standard"><text:span text:style-name="Default_20_Paragraph_20_Font"><text:span text:style-name="T6">Ships will be able to shoot at other ships. <text:s/>Mechanics for this will be based on the size of the ships, the number of guns they have, the skill of the crew, and how bold they are. <text:s/>Giant sea monsters will probably follow ship-to-ship combat rules.</text:span></text:span></text:p>
      <text:p text:style-name="P27"/>
      <text:p text:style-name="Standard"><text:span text:style-name="Default_20_Paragraph_20_Font"><text:span text:style-name="T2">Magic</text:span></text:span></text:p>
      <text:p text:style-name="P27"/>
      <text:p text:style-name="Standard"><text:span text:style-name="Default_20_Paragraph_20_Font"><text:span text:style-name="T6">Magic is based on feats. Any character is capable of learning magic, provided they have the requisite feats. <text:s/>A magician requires 3 things to channel magic: a focus, concentration, and line of sight. <text:s/>A focus can be a staff, wand, or the magician’s own hand, but it requires a free arm to use. Using external foci will increase decrease the Hit point drain of magic, but will not be as powerful as </text:span></text:span><text:soft-page-break/><text:span text:style-name="Default_20_Paragraph_20_Font"><text:span text:style-name="T6">magic drawn directly through the caster. A magician must concentrate to create and sustain an effect. Disrupting concentration disrupts the effect. Finally, a magician can only affect what they can see.</text:span></text:span></text:p>
      <text:p text:style-name="P27"/>
      <text:p text:style-name="Standard"><text:span text:style-name="Default_20_Paragraph_20_Font"><text:span text:style-name="T6">There are seven types of magic. Sorcery is the art of manipulating things in the physical world without physically touching them, and works on inanimate objects. Necromancy, as in, reanimating corpses to function as puppets, is a discipline of Sorcery. <text:s/>Witchcraft is the magic of manipulating living materials, and includes effects that can both heal and hurt. Powerful witches can bring dead tissue back to life, but cannot make it animate. Alchemy is the process of altering the properties of physical things, such as strengthening or weakening a material, imbuing an item with magical properties, creating potions, or even turning lead into gold. <text:s/>Illusionry is the practice of making there seem to be things where there are none, and can affect any or all of the senses. Divination is the art of seeing things that aren’t there, whether scrying to see things at a distance of looking into the past or possible future. Spiritualism affects the spirits of people and animals, and can be used to affect luck. Elementalism grants control over one or more of the seven elements—Water, Earth, Air, Fire, Metal, Plantlife, and Lightning—and can be used for combat or for utility.</text:span></text:span></text:p>
      <text:p text:style-name="P27"/>
      <text:p text:style-name="Standard"><text:span text:style-name="Default_20_Paragraph_20_Font"><text:span text:style-name="T6">Using magic drains energy from the magician, and, as a result, drains Hit points. Hit point loss from casting can be healed entirely from rest. <text:s/>Certain disciplines of magic allow a magician to change the source of their magic and avoid Hit point drain, but at a cost. <text:s/>Blood mages give themselves wounds that have a delayed effect upon Hit point drain and eventually draw from the Hit points of others, but easily become addicted to Blood magic and can be reduced to vampires. <text:s/>Shadow magic and Light magic draw from the darkness and the light, but can only be used are weakened away from shadowed or lit areas. Magicians who grow reliant on Shadow or Light magic find their spells to weaken away from their magic source, and can eventually loose their minds and bodies to the shadows or to the su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Matthew L. Ruiter</meta:initial-creator>
    <meta:creation-date>2020-09-21T21:07:00Z</meta:creation-date>
    <dc:date>2020-10-14T09:22:45.797299015</dc:date>
    <meta:editing-cycles>44</meta:editing-cycles>
    <meta:editing-duration>PT2H2M26S</meta:editing-duration>
    <meta:document-statistic meta:table-count="0" meta:image-count="0" meta:object-count="0" meta:page-count="24" meta:paragraph-count="162" meta:word-count="6315" meta:character-count="36410" meta:non-whitespace-character-count="30089"/>
    <meta:template xlink:type="simple" xlink:actuate="onRequest" xlink:title="" xlink:href="../pirate_outline_playtest-ed2.odt/Normal.dotm"/>
  </office:meta>
</office:document-meta>
</file>